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 style:data-style-name="N10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ff000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66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ff000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66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133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8" table:default-cell-style-name="ce7"/>
        <table:table-row table:style-name="ro1">
          <table:table-cell table:style-name="ce1"/>
          <table:table-cell table:style-name="ce3" table:number-columns-repeated="3"/>
          <table:table-cell table:style-name="ce5" office:value-type="string" calcext:value-type="string">
            <text:p>TP1</text:p>
          </table:table-cell>
          <table:table-cell table:style-name="ce5" office:value-type="string" calcext:value-type="string">
            <text:p>TP2</text:p>
          </table:table-cell>
          <table:table-cell table:style-name="ce5" office:value-type="string" calcext:value-type="string">
            <text:p>TP3</text:p>
          </table:table-cell>
          <table:table-cell table:style-name="ce5" office:value-type="string" calcext:value-type="string">
            <text:p>TP4</text:p>
          </table:table-cell>
          <table:table-cell table:style-name="ce5" office:value-type="string" calcext:value-type="string">
            <text:p>CC1</text:p>
          </table:table-cell>
          <table:table-cell table:style-name="ce5" office:value-type="string" calcext:value-type="string">
            <text:p>CC2</text:p>
          </table:table-cell>
          <table:table-cell table:style-name="ce5" office:value-type="string" calcext:value-type="string">
            <text:p>Projet</text:p>
          </table:table-cell>
          <table:table-cell table:style-name="ce5" office:value-type="string" calcext:value-type="string">
            <text:p>FINAL</text:p>
          </table:table-cell>
        </table:table-row>
        <table:table-row table:style-name="ro1">
          <table:table-cell table:style-name="ce2" office:value-type="string" calcext:value-type="string">
            <text:p>161561K</text:p>
          </table:table-cell>
          <table:table-cell table:style-name="ce4" office:value-type="string" calcext:value-type="string">
            <text:p>BENOIST</text:p>
          </table:table-cell>
          <table:table-cell table:style-name="ce4" office:value-type="string" calcext:value-type="string">
            <text:p>BETTINA</text:p>
          </table:table-cell>
          <table:table-cell table:style-name="ce4" office:value-type="string" calcext:value-type="string">
            <text:p>BENEDICTE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8" table:formula="of:=ROUNDUP(((SUM([.E2:.H2])-MIN([.E2:.H2]))/3)/4+[.K2]/4+[.I2]/4+[.J2]/4)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168163L</text:p>
          </table:table-cell>
          <table:table-cell table:style-name="ce4" office:value-type="string" calcext:value-type="string">
            <text:p>BERNARD</text:p>
          </table:table-cell>
          <table:table-cell table:style-name="ce4" office:value-type="string" calcext:value-type="string">
            <text:p>PAUL</text:p>
          </table:table-cell>
          <table:table-cell table:style-name="ce4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8" table:formula="of:=ROUNDUP(((SUM([.E3:.H3])-MIN([.E3:.H3]))/3)/4+[.K3]/4+[.I3]/4+[.J3]/4)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164562X</text:p>
          </table:table-cell>
          <table:table-cell table:style-name="ce4" office:value-type="string" calcext:value-type="string">
            <text:p>BODIN</text:p>
          </table:table-cell>
          <table:table-cell table:style-name="ce4" office:value-type="string" calcext:value-type="string">
            <text:p>KILLIAN</text:p>
          </table:table-cell>
          <table:table-cell table:style-name="ce4" office:value-type="string" calcext:value-type="string">
            <text:p>ANTOIN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4" calcext:value-type="float">
            <text:p>14</text:p>
          </table:table-cell>
          <table:table-cell table:style-name="ce8" table:formula="of:=ROUNDUP(((SUM([.E4:.H4])-MIN([.E4:.H4]))/3)/4+[.K4]/4+[.I4]/4+[.J4]/4)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162068L</text:p>
          </table:table-cell>
          <table:table-cell table:style-name="ce4" office:value-type="string" calcext:value-type="string">
            <text:p>BOURE</text:p>
          </table:table-cell>
          <table:table-cell table:style-name="ce4" office:value-type="string" calcext:value-type="string">
            <text:p>VALENTIN</text:p>
          </table:table-cell>
          <table:table-cell table:style-name="ce4" office:value-type="string" calcext:value-type="string">
            <text:p>PHILIPPE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style-name="ce8" table:formula="of:=ROUNDUP(((SUM([.E5:.H5])-MIN([.E5:.H5]))/3)/4+[.K5]/4+[.I5]/4+[.J5]/4)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166629T</text:p>
          </table:table-cell>
          <table:table-cell table:style-name="ce4" office:value-type="string" calcext:value-type="string">
            <text:p>CHOTARD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GABRIEL LUCIEN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8" table:formula="of:=ROUNDUP(((SUM([.E6:.H6])-MIN([.E6:.H6]))/3)/4+[.K6]/4+[.I6]/4+[.J6]/4)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166470W</text:p>
          </table:table-cell>
          <table:table-cell table:style-name="ce4" office:value-type="string" calcext:value-type="string">
            <text:p>COCHET</text:p>
          </table:table-cell>
          <table:table-cell table:style-name="ce4" office:value-type="string" calcext:value-type="string">
            <text:p>KLERVI</text:p>
          </table:table-cell>
          <table:table-cell table:style-name="ce4" office:value-type="string" calcext:value-type="string">
            <text:p>MARIE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style-name="ce8" table:formula="of:=ROUNDUP(((SUM([.E7:.H7])-MIN([.E7:.H7]))/3)/4+[.K7]/4+[.I7]/4+[.J7]/4)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161645B</text:p>
          </table:table-cell>
          <table:table-cell table:style-name="ce4" office:value-type="string" calcext:value-type="string">
            <text:p>COSSARD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PAUL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" calcext:value-type="float">
            <text:p>18</text:p>
          </table:table-cell>
          <table:table-cell table:style-name="ce8" table:formula="of:=ROUNDUP(((SUM([.E8:.H8])-MIN([.E8:.H8]))/3)/4+[.K8]/4+[.I8]/4+[.J8]/4)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161943A</text:p>
          </table:table-cell>
          <table:table-cell table:style-name="ce4" office:value-type="string" calcext:value-type="string">
            <text:p>DELARUE</text:p>
          </table:table-cell>
          <table:table-cell table:style-name="ce4" office:value-type="string" calcext:value-type="string">
            <text:p>LAETITIA</text:p>
          </table:table-cell>
          <table:table-cell table:style-name="ce4" office:value-type="string" calcext:value-type="string">
            <text:p>ANNE NELL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9" calcext:value-type="float">
            <text:p>19</text:p>
          </table:table-cell>
          <table:table-cell table:style-name="ce8" table:formula="of:=ROUNDUP(((SUM([.E9:.H9])-MIN([.E9:.H9]))/3)/4+[.K9]/4+[.I9]/4+[.J9]/4)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161683S</text:p>
          </table:table-cell>
          <table:table-cell table:style-name="ce4" office:value-type="string" calcext:value-type="string">
            <text:p>DORE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MARTIAL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table:style-name="ce8" table:formula="of:=ROUNDUP(((SUM([.E10:.H10])-MIN([.E10:.H10]))/3)/4+[.K10]/4+[.I10]/4+[.J10]/4)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163020W</text:p>
          </table:table-cell>
          <table:table-cell table:style-name="ce4" office:value-type="string" calcext:value-type="string">
            <text:p>DUMAST</text:p>
          </table:table-cell>
          <table:table-cell table:style-name="ce4" office:value-type="string" calcext:value-type="string">
            <text:p>ANTHONY</text:p>
          </table:table-cell>
          <table:table-cell table:style-name="ce4" office:value-type="string" calcext:value-type="string">
            <text:p>DAVID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3" calcext:value-type="float">
            <text:p>13</text:p>
          </table:table-cell>
          <table:table-cell table:style-name="ce8" table:formula="of:=ROUNDUP(((SUM([.E11:.H11])-MIN([.E11:.H11]))/3)/4+[.K11]/4+[.I11]/4+[.J11]/4)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163563L</text:p>
          </table:table-cell>
          <table:table-cell table:style-name="ce4" office:value-type="string" calcext:value-type="string">
            <text:p>FARDEAU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PHILIPP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8" calcext:value-type="float">
            <text:p>18</text:p>
          </table:table-cell>
          <table:table-cell table:style-name="ce8" table:formula="of:=ROUNDUP(((SUM([.E12:.H12])-MIN([.E12:.H12]))/3)/4+[.K12]/4+[.I12]/4+[.J12]/4)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165770K</text:p>
          </table:table-cell>
          <table:table-cell table:style-name="ce4" office:value-type="string" calcext:value-type="string">
            <text:p>GAUCHER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PAU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16" calcext:value-type="float">
            <text:p>1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8" calcext:value-type="float">
            <text:p>18</text:p>
          </table:table-cell>
          <table:table-cell table:style-name="ce8" table:formula="of:=ROUNDUP(((SUM([.E13:.H13])-MIN([.E13:.H13]))/3)/4+[.K13]/4+[.I13]/4+[.J13]/4)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168408C</text:p>
          </table:table-cell>
          <table:table-cell table:style-name="ce4" office:value-type="string" calcext:value-type="string">
            <text:p>GEMIN</text:p>
          </table:table-cell>
          <table:table-cell table:style-name="ce4" office:value-type="string" calcext:value-type="string">
            <text:p>TRISTAN</text:p>
          </table:table-cell>
          <table:table-cell table:style-name="ce4" office:value-type="string" calcext:value-type="string">
            <text:p>CORENTIN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8" table:formula="of:=ROUNDUP(((SUM([.E14:.H14])-MIN([.E14:.H14]))/3)/4+[.K14]/4+[.I14]/4+[.J14]/4)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163456U</text:p>
          </table:table-cell>
          <table:table-cell table:style-name="ce4" office:value-type="string" calcext:value-type="string">
            <text:p>GENIN</text:p>
          </table:table-cell>
          <table:table-cell table:style-name="ce4" office:value-type="string" calcext:value-type="string">
            <text:p>RENAUD</text:p>
          </table:table-cell>
          <table:table-cell table:style-name="ce4" office:value-type="string" calcext:value-type="string">
            <text:p>CÉDRIC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7" calcext:value-type="float">
            <text:p>17</text:p>
          </table:table-cell>
          <table:table-cell table:style-name="ce8" table:formula="of:=ROUNDUP(((SUM([.E15:.H15])-MIN([.E15:.H15]))/3)/4+[.K15]/4+[.I15]/4+[.J15]/4)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161991C</text:p>
          </table:table-cell>
          <table:table-cell table:style-name="ce4" office:value-type="string" calcext:value-type="string">
            <text:p>GICQUEAU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URICE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8" calcext:value-type="float">
            <text:p>18</text:p>
          </table:table-cell>
          <table:table-cell table:style-name="ce8" table:formula="of:=ROUNDUP(((SUM([.E16:.H16])-MIN([.E16:.H16]))/3)/4+[.K16]/4+[.I16]/4+[.J16]/4)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166093L</text:p>
          </table:table-cell>
          <table:table-cell table:style-name="ce4" office:value-type="string" calcext:value-type="string">
            <text:p>GODET</text:p>
          </table:table-cell>
          <table:table-cell table:style-name="ce4" office:value-type="string" calcext:value-type="string">
            <text:p>VICTOR</text:p>
          </table:table-cell>
          <table:table-cell table:style-name="ce4" office:value-type="string" calcext:value-type="string">
            <text:p>GÉRAL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table:style-name="ce8" table:formula="of:=ROUNDUP(((SUM([.E17:.H17])-MIN([.E17:.H17]))/3)/4+[.K17]/4+[.I17]/4+[.J17]/4)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162995T</text:p>
          </table:table-cell>
          <table:table-cell table:style-name="ce4" office:value-type="string" calcext:value-type="string">
            <text:p>GUEYE</text:p>
          </table:table-cell>
          <table:table-cell table:style-name="ce4" office:value-type="string" calcext:value-type="string">
            <text:p>AMAURY</text:p>
          </table:table-cell>
          <table:table-cell table:style-name="ce4" office:value-type="string" calcext:value-type="string">
            <text:p>MALICK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style-name="ce8" table:formula="of:=ROUNDUP(((SUM([.E18:.H18])-MIN([.E18:.H18]))/3)/4+[.K18]/4+[.I18]/4+[.J18]/4)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168101T</text:p>
          </table:table-cell>
          <table:table-cell table:style-name="ce4" office:value-type="string" calcext:value-type="string">
            <text:p>GUILHIN</text:p>
          </table:table-cell>
          <table:table-cell table:style-name="ce4" office:value-type="string" calcext:value-type="string">
            <text:p>MAXENCE</text:p>
          </table:table-cell>
          <table:table-cell table:style-name="ce4" office:value-type="string" calcext:value-type="string">
            <text:p>SIMON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" calcext:value-type="float">
            <text:p>19</text:p>
          </table:table-cell>
          <table:table-cell table:style-name="ce8" table:formula="of:=ROUNDUP(((SUM([.E19:.H19])-MIN([.E19:.H19]))/3)/4+[.K19]/4+[.I19]/4+[.J19]/4)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162112J</text:p>
          </table:table-cell>
          <table:table-cell table:style-name="ce4" office:value-type="string" calcext:value-type="string">
            <text:p>JUGÉ</text:p>
          </table:table-cell>
          <table:table-cell table:style-name="ce4" office:value-type="string" calcext:value-type="string">
            <text:p>LEANA</text:p>
          </table:table-cell>
          <table:table-cell table:style-name="ce4" office:value-type="string" calcext:value-type="string">
            <text:p>MARIE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7" calcext:value-type="float">
            <text:p>17</text:p>
          </table:table-cell>
          <table:table-cell table:style-name="ce8" table:formula="of:=ROUNDUP(((SUM([.E20:.H20])-MIN([.E20:.H20]))/3)/4+[.K20]/4+[.I20]/4+[.J20]/4)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161106Q</text:p>
          </table:table-cell>
          <table:table-cell table:style-name="ce4" office:value-type="string" calcext:value-type="string">
            <text:p>KURTALIQI</text:p>
          </table:table-cell>
          <table:table-cell table:style-name="ce4" office:value-type="string" calcext:value-type="string">
            <text:p>ENDRIT</text:p>
          </table:table-cell>
          <table:table-cell table:style-name="ce4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style-name="ce8" table:formula="of:=ROUNDUP(((SUM([.E21:.H21])-MIN([.E21:.H21]))/3)/4+[.K21]/4+[.I21]/4+[.J21]/4)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161156U</text:p>
          </table:table-cell>
          <table:table-cell table:style-name="ce4" office:value-type="string" calcext:value-type="string">
            <text:p>LEBER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SIMON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8" table:formula="of:=ROUNDUP(((SUM([.E22:.H22])-MIN([.E22:.H22]))/3)/4+[.K22]/4+[.I22]/4+[.J22]/4)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168342F</text:p>
          </table:table-cell>
          <table:table-cell table:style-name="ce4" office:value-type="string" calcext:value-type="string">
            <text:p>LEDUC</text:p>
          </table:table-cell>
          <table:table-cell table:style-name="ce4" office:value-type="string" calcext:value-type="string">
            <text:p>MATHIEU</text:p>
          </table:table-cell>
          <table:table-cell table:style-name="ce4" office:value-type="string" calcext:value-type="string">
            <text:p>PIERRE ANTOIN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9" calcext:value-type="float">
            <text:p>19</text:p>
          </table:table-cell>
          <table:table-cell table:style-name="ce8" table:formula="of:=ROUNDUP(((SUM([.E23:.H23])-MIN([.E23:.H23]))/3)/4+[.K23]/4+[.I23]/4+[.J23]/4)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168347L</text:p>
          </table:table-cell>
          <table:table-cell table:style-name="ce4" office:value-type="string" calcext:value-type="string">
            <text:p>LELIEVRE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GAETA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8" table:formula="of:=ROUNDUP(((SUM([.E24:.H24])-MIN([.E24:.H24]))/3)/4+[.K24]/4+[.I24]/4+[.J24]/4)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165637Q</text:p>
          </table:table-cell>
          <table:table-cell table:style-name="ce4" office:value-type="string" calcext:value-type="string">
            <text:p>LEPLAÉ-GIOVE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JEAN-CLAUD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8" table:formula="of:=ROUNDUP(((SUM([.E25:.H25])-MIN([.E25:.H25]))/3)/4+[.K25]/4+[.I25]/4+[.J25]/4)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161965Z</text:p>
          </table:table-cell>
          <table:table-cell table:style-name="ce4" office:value-type="string" calcext:value-type="string">
            <text:p>MADESSIS</text:p>
          </table:table-cell>
          <table:table-cell table:style-name="ce4" office:value-type="string" calcext:value-type="string">
            <text:p>HUGO</text:p>
          </table:table-cell>
          <table:table-cell table:style-name="ce4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3" calcext:value-type="float">
            <text:p>13</text:p>
          </table:table-cell>
          <table:table-cell table:style-name="ce8" table:formula="of:=ROUNDUP(((SUM([.E26:.H26])-MIN([.E26:.H26]))/3)/4+[.K26]/4+[.I26]/4+[.J26]/4)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162437M</text:p>
          </table:table-cell>
          <table:table-cell table:style-name="ce4" office:value-type="string" calcext:value-type="string">
            <text:p>MENEU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JACQUES MICHE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5" calcext:value-type="float">
            <text:p>15</text:p>
          </table:table-cell>
          <table:table-cell table:style-name="ce8" table:formula="of:=ROUNDUP(((SUM([.E27:.H27])-MIN([.E27:.H27]))/3)/4+[.K27]/4+[.I27]/4+[.J27]/4)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160807Q</text:p>
          </table:table-cell>
          <table:table-cell table:style-name="ce4" office:value-type="string" calcext:value-type="string">
            <text:p>NAAMANE</text:p>
          </table:table-cell>
          <table:table-cell table:style-name="ce4" office:value-type="string" calcext:value-type="string">
            <text:p>YOUSSEF</text:p>
          </table:table-cell>
          <table:table-cell table:style-name="ce4"/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6" calcext:value-type="float">
            <text:p>16</text:p>
          </table:table-cell>
          <table:table-cell table:style-name="ce8" table:formula="of:=ROUNDUP(((SUM([.E28:.H28])-MIN([.E28:.H28]))/3)/4+[.K28]/4+[.I28]/4+[.J28]/4)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168211N</text:p>
          </table:table-cell>
          <table:table-cell table:style-name="ce4" office:value-type="string" calcext:value-type="string">
            <text:p>POIRON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CHRISTOPHE ALEXIS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" calcext:value-type="float">
            <text:p>19</text:p>
          </table:table-cell>
          <table:table-cell table:style-name="ce8" table:formula="of:=ROUNDUP(((SUM([.E29:.H29])-MIN([.E29:.H29]))/3)/4+[.K29]/4+[.I29]/4+[.J29]/4)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164753E</text:p>
          </table:table-cell>
          <table:table-cell table:style-name="ce4" office:value-type="string" calcext:value-type="string">
            <text:p>POUPARD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JEAN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8" calcext:value-type="float">
            <text:p>18</text:p>
          </table:table-cell>
          <table:table-cell table:style-name="ce8" table:formula="of:=ROUNDUP(((SUM([.E30:.H30])-MIN([.E30:.H30]))/3)/4+[.K30]/4+[.I30]/4+[.J30]/4)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163046Z</text:p>
          </table:table-cell>
          <table:table-cell table:style-name="ce4" office:value-type="string" calcext:value-type="string">
            <text:p>RICHEFORT</text:p>
          </table:table-cell>
          <table:table-cell table:style-name="ce4" office:value-type="string" calcext:value-type="string">
            <text:p>CLEMENT</text:p>
          </table:table-cell>
          <table:table-cell table:style-name="ce4" office:value-type="string" calcext:value-type="string">
            <text:p>DIDIER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8" table:formula="of:=ROUNDUP(((SUM([.E31:.H31])-MIN([.E31:.H31]))/3)/4+[.K31]/4+[.I31]/4+[.J31]/4)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161888Q</text:p>
          </table:table-cell>
          <table:table-cell table:style-name="ce4" office:value-type="string" calcext:value-type="string">
            <text:p>RICHET</text:p>
          </table:table-cell>
          <table:table-cell table:style-name="ce4" office:value-type="string" calcext:value-type="string">
            <text:p>AXEL</text:p>
          </table:table-cell>
          <table:table-cell table:style-name="ce4" office:value-type="string" calcext:value-type="string">
            <text:p>GUILLAUME, BASTIEN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" calcext:value-type="float">
            <text:p>13</text:p>
          </table:table-cell>
          <table:table-cell table:style-name="ce8" table:formula="of:=ROUNDUP(((SUM([.E32:.H32])-MIN([.E32:.H32]))/3)/4+[.K32]/4+[.I32]/4+[.J32]/4)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168920J</text:p>
          </table:table-cell>
          <table:table-cell table:style-name="ce4" office:value-type="string" calcext:value-type="string">
            <text:p>RIGAUT</text:p>
          </table:table-cell>
          <table:table-cell table:style-name="ce4" office:value-type="string" calcext:value-type="string">
            <text:p>ULYSSE</text:p>
          </table:table-cell>
          <table:table-cell table:style-name="ce4" office:value-type="string" calcext:value-type="string">
            <text:p>MARCEL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8" calcext:value-type="float">
            <text:p>18</text:p>
          </table:table-cell>
          <table:table-cell table:style-name="ce8" table:formula="of:=ROUNDUP(((SUM([.E33:.H33])-MIN([.E33:.H33]))/3)/4+[.K33]/4+[.I33]/4+[.J33]/4)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162005S</text:p>
          </table:table-cell>
          <table:table-cell table:style-name="ce4" office:value-type="string" calcext:value-type="string">
            <text:p>SAMBA-FOUALA</text:p>
          </table:table-cell>
          <table:table-cell table:style-name="ce4" office:value-type="string" calcext:value-type="string">
            <text:p>JEAN-THEO</text:p>
          </table:table-cell>
          <table:table-cell table:style-name="ce4"/>
          <table:table-cell table:style-name="ce6" office:value-type="float" office:value="14" calcext:value-type="float">
            <text:p>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8" table:formula="of:=ROUNDUP(((SUM([.E34:.H34])-MIN([.E34:.H34]))/3)/4+[.K34]/4+[.I34]/4+[.J34]/4)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168236Q</text:p>
          </table:table-cell>
          <table:table-cell table:style-name="ce4" office:value-type="string" calcext:value-type="string">
            <text:p>SENLIS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HOMAS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" calcext:value-type="float">
            <text:p>16</text:p>
          </table:table-cell>
          <table:table-cell table:style-name="ce8" table:formula="of:=ROUNDUP(((SUM([.E35:.H35])-MIN([.E35:.H35]))/3)/4+[.K35]/4+[.I35]/4+[.J35]/4)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168087D</text:p>
          </table:table-cell>
          <table:table-cell table:style-name="ce4" office:value-type="string" calcext:value-type="string">
            <text:p>THUILIER</text:p>
          </table:table-cell>
          <table:table-cell table:style-name="ce4" office:value-type="string" calcext:value-type="string">
            <text:p>ELEA</text:p>
          </table:table-cell>
          <table:table-cell table:style-name="ce4" office:value-type="string" calcext:value-type="string">
            <text:p>COLETT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" calcext:value-type="float">
            <text:p>19</text:p>
          </table:table-cell>
          <table:table-cell table:style-name="ce8" table:formula="of:=ROUNDUP(((SUM([.E36:.H36])-MIN([.E36:.H36]))/3)/4+[.K36]/4+[.I36]/4+[.J36]/4)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161972G</text:p>
          </table:table-cell>
          <table:table-cell table:style-name="ce4" office:value-type="string" calcext:value-type="string">
            <text:p>TOUVRON</text:p>
          </table:table-cell>
          <table:table-cell table:style-name="ce4" office:value-type="string" calcext:value-type="string">
            <text:p>ANATOLE</text:p>
          </table:table-cell>
          <table:table-cell table:style-name="ce4" office:value-type="string" calcext:value-type="string">
            <text:p>JEAN <text:s/>CHARLES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8" table:formula="of:=ROUNDUP(((SUM([.E37:.H37])-MIN([.E37:.H37]))/3)/4+[.K37]/4+[.I37]/4+[.J37]/4)" office:value-type="float" office:value="2" calcext:value-type="float">
            <text:p>2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Default" table:number-columns-repeated="8"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140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8" table:default-cell-style-name="ce7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3" table:number-columns-repeated="3"/>
          <table:table-cell table:number-columns-repeated="10"/>
        </table:table-row>
        <table:table-row table:style-name="ro1">
          <table:table-cell table:style-name="ce9"/>
          <table:table-cell table:style-name="ce13" table:number-columns-repeated="3"/>
          <table:table-cell table:style-name="ce5" office:value-type="string" calcext:value-type="string">
            <text:p>TP1</text:p>
          </table:table-cell>
          <table:table-cell table:style-name="ce5" office:value-type="string" calcext:value-type="string">
            <text:p>TP2</text:p>
          </table:table-cell>
          <table:table-cell table:style-name="ce5" office:value-type="string" calcext:value-type="string">
            <text:p>TP3</text:p>
          </table:table-cell>
          <table:table-cell table:style-name="ce5" office:value-type="string" calcext:value-type="string">
            <text:p>TP4</text:p>
          </table:table-cell>
          <table:table-cell table:style-name="ce5" office:value-type="string" calcext:value-type="string">
            <text:p>CC1</text:p>
          </table:table-cell>
          <table:table-cell table:style-name="ce5" office:value-type="string" calcext:value-type="string">
            <text:p>CC2</text:p>
          </table:table-cell>
          <table:table-cell table:style-name="ce5" office:value-type="string" calcext:value-type="string">
            <text:p>Projet</text:p>
          </table:table-cell>
          <table:table-cell table:style-name="ce5" office:value-type="string" calcext:value-type="string">
            <text:p>FINA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4751C</text:p>
          </table:table-cell>
          <table:table-cell table:style-name="ce4" office:value-type="string" calcext:value-type="string">
            <text:p>ANGELLIAUME</text:p>
          </table:table-cell>
          <table:table-cell table:style-name="ce4" office:value-type="string" calcext:value-type="string">
            <text:p>TANGUY</text:p>
          </table:table-cell>
          <table:table-cell table:style-name="ce4"/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style-name="ce8" table:formula="of:=ROUNDUP(((SUM([.E3:.H3])-MIN([.E3:.H3]))/3)/4+[.K3]/4+[.I3]/4+[.J3]/4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C975J</text:p>
          </table:table-cell>
          <table:table-cell table:style-name="ce4" office:value-type="string" calcext:value-type="string">
            <text:p>BANKATI</text:p>
          </table:table-cell>
          <table:table-cell table:style-name="ce4" office:value-type="string" calcext:value-type="string">
            <text:p>KAPÉ</text:p>
          </table:table-cell>
          <table:table-cell table:style-name="ce4" office:value-type="string" calcext:value-type="string">
            <text:p>CHARLE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ROUNDUP(((SUM([.E4:.H4])-MIN([.E4:.H4]))/3)/4+[.K4]/4+[.I4]/4+[.J4]/4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3281E</text:p>
          </table:table-cell>
          <table:table-cell table:style-name="ce4" office:value-type="string" calcext:value-type="string">
            <text:p>BELOUIN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PIERR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ROUNDUP(((SUM([.E5:.H5])-MIN([.E5:.H5]))/3)/4+[.K5]/4+[.I5]/4+[.J5]/4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8622K</text:p>
          </table:table-cell>
          <table:table-cell table:style-name="ce4" office:value-type="string" calcext:value-type="string">
            <text:p>BICHON</text:p>
          </table:table-cell>
          <table:table-cell table:style-name="ce4" office:value-type="string" calcext:value-type="string">
            <text:p>MARINE</text:p>
          </table:table-cell>
          <table:table-cell table:style-name="ce4" office:value-type="string" calcext:value-type="string">
            <text:p>JEANNE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style-name="ce8" table:formula="of:=ROUNDUP(((SUM([.E6:.H6])-MIN([.E6:.H6]))/3)/4+[.K6]/4+[.I6]/4+[.J6]/4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16D364G</text:p>
          </table:table-cell>
          <table:table-cell table:style-name="ce14" office:value-type="string" calcext:value-type="string">
            <text:p>BONGIOVANNI</text:p>
          </table:table-cell>
          <table:table-cell table:style-name="ce14" office:value-type="string" calcext:value-type="string">
            <text:p>Nicolas</text:p>
          </table:table-cell>
          <table:table-cell table:style-name="ce14"/>
          <table:table-cell table:style-name="ce17" table:number-columns-repeated="5"/>
          <table:table-cell table:style-name="ce18" table:number-columns-repeated="2"/>
          <table:table-cell table:style-name="ce8" table:formula="of:=ROUNDUP(((SUM([.E7:.H7])-MIN([.E7:.H7]))/3)/4+[.K7]/4+[.I7]/4+[.J7]/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9376E</text:p>
          </table:table-cell>
          <table:table-cell table:style-name="ce4" office:value-type="string" calcext:value-type="string">
            <text:p>BOURHIS</text:p>
          </table:table-cell>
          <table:table-cell table:style-name="ce4" office:value-type="string" calcext:value-type="string">
            <text:p>CÉLIA</text:p>
          </table:table-cell>
          <table:table-cell table:style-name="ce4" office:value-type="string" calcext:value-type="string">
            <text:p>KELL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8" table:formula="of:=ROUNDUP(((SUM([.E8:.H8])-MIN([.E8:.H8]))/3)/4+[.K8]/4+[.I8]/4+[.J8]/4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6364F</text:p>
          </table:table-cell>
          <table:table-cell table:style-name="ce4" office:value-type="string" calcext:value-type="string">
            <text:p>CAILLAUD</text:p>
          </table:table-cell>
          <table:table-cell table:style-name="ce4" office:value-type="string" calcext:value-type="string">
            <text:p>MARIE</text:p>
          </table:table-cell>
          <table:table-cell table:style-name="ce4" office:value-type="string" calcext:value-type="string">
            <text:p>LOUIS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3" calcext:value-type="float">
            <text:p>13</text:p>
          </table:table-cell>
          <table:table-cell table:style-name="ce8" table:formula="of:=ROUNDUP(((SUM([.E9:.H9])-MIN([.E9:.H9]))/3)/4+[.K9]/4+[.I9]/4+[.J9]/4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5647B</text:p>
          </table:table-cell>
          <table:table-cell table:style-name="ce4" office:value-type="string" calcext:value-type="string">
            <text:p>CHANDELIER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ANDRÉ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ROUNDUP(((SUM([.E10:.H10])-MIN([.E10:.H10]))/3)/4+[.K10]/4+[.I10]/4+[.J10]/4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4160K</text:p>
          </table:table-cell>
          <table:table-cell table:style-name="ce4" office:value-type="string" calcext:value-type="string">
            <text:p>CONSTANTIN</text:p>
          </table:table-cell>
          <table:table-cell table:style-name="ce4" office:value-type="string" calcext:value-type="string">
            <text:p>LUCAS</text:p>
          </table:table-cell>
          <table:table-cell table:style-name="ce4" office:value-type="string" calcext:value-type="string">
            <text:p>GUILLAUM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3" calcext:value-type="float">
            <text:p>13</text:p>
          </table:table-cell>
          <table:table-cell table:style-name="ce8" table:formula="of:=ROUNDUP(((SUM([.E11:.H11])-MIN([.E11:.H11]))/3)/4+[.K11]/4+[.I11]/4+[.J11]/4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168281P</text:p>
          </table:table-cell>
          <table:table-cell table:style-name="ce15" office:value-type="string" calcext:value-type="string">
            <text:p>DECOLLOGNE</text:p>
          </table:table-cell>
          <table:table-cell table:style-name="ce15" office:value-type="string" calcext:value-type="string">
            <text:p>TOM</text:p>
          </table:table-cell>
          <table:table-cell table:style-name="ce15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7" calcext:value-type="float">
            <text:p>17</text:p>
          </table:table-cell>
          <table:table-cell table:style-name="ce8" table:formula="of:=ROUNDUP(((SUM([.E12:.H12])-MIN([.E12:.H12]))/3)/4+[.K12]/4+[.I12]/4+[.J12]/4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55736D</text:p>
          </table:table-cell>
          <table:table-cell table:style-name="ce4" office:value-type="string" calcext:value-type="string">
            <text:p>DIALLO</text:p>
          </table:table-cell>
          <table:table-cell table:style-name="ce4" office:value-type="string" calcext:value-type="string">
            <text:p>MAMADOU</text:p>
          </table:table-cell>
          <table:table-cell table:style-name="ce4" office:value-type="string" calcext:value-type="string">
            <text:p>SAÏDOU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ROUNDUP(((SUM([.E13:.H13])-MIN([.E13:.H13]))/3)/4+[.K13]/4+[.I13]/4+[.J13]/4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4598L</text:p>
          </table:table-cell>
          <table:table-cell table:style-name="ce4" office:value-type="string" calcext:value-type="string">
            <text:p>DRONET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FRANCK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" calcext:value-type="float">
            <text:p>17</text:p>
          </table:table-cell>
          <table:table-cell table:style-name="ce8" table:formula="of:=ROUNDUP(((SUM([.E14:.H14])-MIN([.E14:.H14]))/3)/4+[.K14]/4+[.I14]/4+[.J14]/4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8194U</text:p>
          </table:table-cell>
          <table:table-cell table:style-name="ce4" office:value-type="string" calcext:value-type="string">
            <text:p>GAUTIER</text:p>
          </table:table-cell>
          <table:table-cell table:style-name="ce4" office:value-type="string" calcext:value-type="string">
            <text:p>BENJAMIN</text:p>
          </table:table-cell>
          <table:table-cell table:style-name="ce4" office:value-type="string" calcext:value-type="string">
            <text:p>FRANCOIS EMMANUEL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ROUNDUP(((SUM([.E15:.H15])-MIN([.E15:.H15]))/3)/4+[.K15]/4+[.I15]/4+[.J15]/4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2006T</text:p>
          </table:table-cell>
          <table:table-cell table:style-name="ce4" office:value-type="string" calcext:value-type="string">
            <text:p>GHARIEB</text:p>
          </table:table-cell>
          <table:table-cell table:style-name="ce4" office:value-type="string" calcext:value-type="string">
            <text:p>HANAN</text:p>
          </table:table-cell>
          <table:table-cell table:style-name="ce4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style-name="ce8" table:formula="of:=ROUNDUP(((SUM([.E16:.H16])-MIN([.E16:.H16]))/3)/4+[.K16]/4+[.I16]/4+[.J16]/4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6686F</text:p>
          </table:table-cell>
          <table:table-cell table:style-name="ce4" office:value-type="string" calcext:value-type="string">
            <text:p>GIRARD</text:p>
          </table:table-cell>
          <table:table-cell table:style-name="ce4" office:value-type="string" calcext:value-type="string">
            <text:p>LUCIE</text:p>
          </table:table-cell>
          <table:table-cell table:style-name="ce4" office:value-type="string" calcext:value-type="string">
            <text:p>JULINE MARIE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style-name="ce8" table:formula="of:=ROUNDUP(((SUM([.E17:.H17])-MIN([.E17:.H17]))/3)/4+[.K17]/4+[.I17]/4+[.J17]/4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7106M</text:p>
          </table:table-cell>
          <table:table-cell table:style-name="ce4" office:value-type="string" calcext:value-type="string">
            <text:p>GODDE</text:p>
          </table:table-cell>
          <table:table-cell table:style-name="ce4" office:value-type="string" calcext:value-type="string">
            <text:p>MATHIEU</text:p>
          </table:table-cell>
          <table:table-cell table:style-name="ce4" office:value-type="string" calcext:value-type="string">
            <text:p>ERIC GILLES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formula="of:=ROUNDUP(((SUM([.E18:.H18])-MIN([.E18:.H18]))/3)/4+[.K18]/4+[.I18]/4+[.J18]/4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9160U</text:p>
          </table:table-cell>
          <table:table-cell table:style-name="ce4" office:value-type="string" calcext:value-type="string">
            <text:p>GOURIOU</text:p>
          </table:table-cell>
          <table:table-cell table:style-name="ce4" office:value-type="string" calcext:value-type="string">
            <text:p>GUILLAUME</text:p>
          </table:table-cell>
          <table:table-cell table:style-name="ce4"/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ROUNDUP(((SUM([.E19:.H19])-MIN([.E19:.H19]))/3)/4+[.K19]/4+[.I19]/4+[.J19]/4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8339C</text:p>
          </table:table-cell>
          <table:table-cell table:style-name="ce4" office:value-type="string" calcext:value-type="string">
            <text:p>GUERINEAU</text:p>
          </table:table-cell>
          <table:table-cell table:style-name="ce4" office:value-type="string" calcext:value-type="string">
            <text:p>YOAN</text:p>
          </table:table-cell>
          <table:table-cell table:style-name="ce4" office:value-type="string" calcext:value-type="string">
            <text:p>MARCEL ALPHONSE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4" calcext:value-type="float">
            <text:p>14</text:p>
          </table:table-cell>
          <table:table-cell table:style-name="ce8" table:formula="of:=ROUNDUP(((SUM([.E20:.H20])-MIN([.E20:.H20]))/3)/4+[.K20]/4+[.I20]/4+[.J20]/4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53457B</text:p>
          </table:table-cell>
          <table:table-cell table:style-name="ce4" office:value-type="string" calcext:value-type="string">
            <text:p>GUIOT</text:p>
          </table:table-cell>
          <table:table-cell table:style-name="ce4" office:value-type="string" calcext:value-type="string">
            <text:p>FLORENTINE</text:p>
          </table:table-cell>
          <table:table-cell table:style-name="ce4" office:value-type="string" calcext:value-type="string">
            <text:p>JACQUELINE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6" calcext:value-type="float">
            <text:p>16</text:p>
          </table:table-cell>
          <table:table-cell table:style-name="ce8" table:formula="of:=ROUNDUP(((SUM([.E21:.H21])-MIN([.E21:.H21]))/3)/4+[.K21]/4+[.I21]/4+[.J21]/4)" office:value-type="float" office:value="13" calcext:value-type="float">
            <text:p>13</text:p>
          </table:table-cell>
          <table:table-cell/>
          <table:table-cell office:value-type="string" calcext:value-type="string">
            <text:p>Plus 2 on TP</text:p>
          </table:table-cell>
        </table:table-row>
        <table:table-row table:style-name="ro1">
          <table:table-cell table:style-name="ce2" office:value-type="string" calcext:value-type="string">
            <text:p>165997G</text:p>
          </table:table-cell>
          <table:table-cell table:style-name="ce4" office:value-type="string" calcext:value-type="string">
            <text:p>HINTERLANG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ERNARD-HENRI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ROUNDUP(((SUM([.E22:.H22])-MIN([.E22:.H22]))/3)/4+[.K22]/4+[.I22]/4+[.J22]/4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162419S</text:p>
          </table:table-cell>
          <table:table-cell table:style-name="ce16" office:value-type="string" calcext:value-type="string">
            <text:p>IVANIUK</text:p>
          </table:table-cell>
          <table:table-cell table:style-name="ce16" office:value-type="string" calcext:value-type="string">
            <text:p>SARAH</text:p>
          </table:table-cell>
          <table:table-cell table:style-name="ce4"/>
          <table:table-cell table:style-name="ce6" office:value-type="float" office:value="13" calcext:value-type="float">
            <text:p>1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style-name="ce8" table:formula="of:=ROUNDUP(((SUM([.E23:.H23])-MIN([.E23:.H23]))/3)/4+[.K23]/4+[.I23]/4+[.J23]/4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16769Y</text:p>
          </table:table-cell>
          <table:table-cell table:style-name="ce4" office:value-type="string" calcext:value-type="string">
            <text:p>JUZDZEWSKI</text:p>
          </table:table-cell>
          <table:table-cell table:style-name="ce4" office:value-type="string" calcext:value-type="string">
            <text:p>MATTHIEU</text:p>
          </table:table-cell>
          <table:table-cell table:style-name="ce4"/>
          <table:table-cell table:style-name="ce6" office:value-type="float" office:value="18" calcext:value-type="float">
            <text:p>18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" calcext:value-type="float">
            <text:p>19</text:p>
          </table:table-cell>
          <table:table-cell table:style-name="ce8" table:formula="of:=ROUNDUP(((SUM([.E24:.H24])-MIN([.E24:.H24]))/3)/4+[.K24]/4+[.I24]/4+[.J24]/4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4384D</text:p>
          </table:table-cell>
          <table:table-cell table:style-name="ce4" office:value-type="string" calcext:value-type="string">
            <text:p>LE BOUDOUIL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DENIS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ROUNDUP(((SUM([.E25:.H25])-MIN([.E25:.H25]))/3)/4+[.K25]/4+[.I25]/4+[.J25]/4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1190G</text:p>
          </table:table-cell>
          <table:table-cell table:style-name="ce4" office:value-type="string" calcext:value-type="string">
            <text:p>LEBRETON</text:p>
          </table:table-cell>
          <table:table-cell table:style-name="ce4" office:value-type="string" calcext:value-type="string">
            <text:p>ALLAN</text:p>
          </table:table-cell>
          <table:table-cell table:style-name="ce4" office:value-type="string" calcext:value-type="string">
            <text:p>ANDRE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9" calcext:value-type="float">
            <text:p>19</text:p>
          </table:table-cell>
          <table:table-cell table:style-name="ce8" table:formula="of:=ROUNDUP(((SUM([.E26:.H26])-MIN([.E26:.H26]))/3)/4+[.K26]/4+[.I26]/4+[.J26]/4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6263W</text:p>
          </table:table-cell>
          <table:table-cell table:style-name="ce4" office:value-type="string" calcext:value-type="string">
            <text:p>MAHAMOUD</text:p>
          </table:table-cell>
          <table:table-cell table:style-name="ce4" office:value-type="string" calcext:value-type="string">
            <text:p>ROUFIANTI</text:p>
          </table:table-cell>
          <table:table-cell table:style-name="ce4"/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ROUNDUP(((SUM([.E27:.H27])-MIN([.E27:.H27]))/3)/4+[.K27]/4+[.I27]/4+[.J27]/4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5126K</text:p>
          </table:table-cell>
          <table:table-cell table:style-name="ce4" office:value-type="string" calcext:value-type="string">
            <text:p>MICHINEAU</text:p>
          </table:table-cell>
          <table:table-cell table:style-name="ce4" office:value-type="string" calcext:value-type="string">
            <text:p>QUENTIN</text:p>
          </table:table-cell>
          <table:table-cell table:style-name="ce4" office:value-type="string" calcext:value-type="string">
            <text:p>GERARD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style-name="ce8" table:formula="of:=ROUNDUP(((SUM([.E28:.H28])-MIN([.E28:.H28]))/3)/4+[.K28]/4+[.I28]/4+[.J28]/4)" office:value-type="float" office:value="12" calcext:value-type="float">
            <text:p>12</text:p>
          </table:table-cell>
          <table:table-cell/>
          <table:table-cell office:value-type="string" calcext:value-type="string">
            <text:p>Plus 2 on TP</text:p>
          </table:table-cell>
        </table:table-row>
        <table:table-row table:style-name="ro1">
          <table:table-cell table:style-name="ce10" office:value-type="string" calcext:value-type="string">
            <text:p>14A010X</text:p>
          </table:table-cell>
          <table:table-cell table:style-name="ce14" office:value-type="string" calcext:value-type="string">
            <text:p>N'DINDIN</text:p>
          </table:table-cell>
          <table:table-cell table:style-name="ce14" office:value-type="string" calcext:value-type="string">
            <text:p>AMENAN</text:p>
          </table:table-cell>
          <table:table-cell table:style-name="ce14" office:value-type="string" calcext:value-type="string">
            <text:p>LAETITIA YANNICK</text:p>
          </table:table-cell>
          <table:table-cell table:style-name="ce17" table:number-columns-repeated="7"/>
          <table:table-cell table:style-name="ce8" table:formula="of:=ROUNDUP(((SUM([.E29:.H29])-MIN([.E29:.H29]))/3)/4+[.K29]/4+[.I29]/4+[.J29]/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6502F</text:p>
          </table:table-cell>
          <table:table-cell table:style-name="ce4" office:value-type="string" calcext:value-type="string">
            <text:p>NORMAND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FERNAND HENRI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4" calcext:value-type="float">
            <text:p>14</text:p>
          </table:table-cell>
          <table:table-cell table:style-name="ce8" table:formula="of:=ROUNDUP(((SUM([.E30:.H30])-MIN([.E30:.H30]))/3)/4+[.K30]/4+[.I30]/4+[.J30]/4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5552Y</text:p>
          </table:table-cell>
          <table:table-cell table:style-name="ce4" office:value-type="string" calcext:value-type="string">
            <text:p>RIGOULOT</text:p>
          </table:table-cell>
          <table:table-cell table:style-name="ce4" office:value-type="string" calcext:value-type="string">
            <text:p>MATHIS</text:p>
          </table:table-cell>
          <table:table-cell table:style-name="ce4" office:value-type="string" calcext:value-type="string">
            <text:p>VALERIAN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9" calcext:value-type="float">
            <text:p>19</text:p>
          </table:table-cell>
          <table:table-cell table:style-name="ce8" table:formula="of:=ROUNDUP(((SUM([.E31:.H31])-MIN([.E31:.H31]))/3)/4+[.K31]/4+[.I31]/4+[.J31]/4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5593S</text:p>
          </table:table-cell>
          <table:table-cell table:style-name="ce4" office:value-type="string" calcext:value-type="string">
            <text:p>ROY</text:p>
          </table:table-cell>
          <table:table-cell table:style-name="ce4" office:value-type="string" calcext:value-type="string">
            <text:p>KEVIN</text:p>
          </table:table-cell>
          <table:table-cell table:style-name="ce4" office:value-type="string" calcext:value-type="string">
            <text:p>DAVID</text:p>
          </table:table-cell>
          <table:table-cell table:number-columns-repeated="3" table:style-name="ce6" office:value-type="float" office:value="16" calcext:value-type="float">
            <text:p>1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7" calcext:value-type="float">
            <text:p>17</text:p>
          </table:table-cell>
          <table:table-cell table:style-name="ce8" table:formula="of:=ROUNDUP(((SUM([.E32:.H32])-MIN([.E32:.H32]))/3)/4+[.K32]/4+[.I32]/4+[.J32]/4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58482N</text:p>
          </table:table-cell>
          <table:table-cell table:style-name="ce4" office:value-type="string" calcext:value-type="string">
            <text:p>ROYER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LOUIS GÉRARD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ROUNDUP(((SUM([.E33:.H33])-MIN([.E33:.H33]))/3)/4+[.K33]/4+[.I33]/4+[.J33]/4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6297H</text:p>
          </table:table-cell>
          <table:table-cell table:style-name="ce4" office:value-type="string" calcext:value-type="string">
            <text:p>SIMON</text:p>
          </table:table-cell>
          <table:table-cell table:style-name="ce4" office:value-type="string" calcext:value-type="string">
            <text:p>AUGUSTIN</text:p>
          </table:table-cell>
          <table:table-cell table:style-name="ce4" office:value-type="string" calcext:value-type="string">
            <text:p>EMMANUEL VALERY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8" table:formula="of:=ROUNDUP(((SUM([.E34:.H34])-MIN([.E34:.H34]))/3)/4+[.K34]/4+[.I34]/4+[.J34]/4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1102L</text:p>
          </table:table-cell>
          <table:table-cell table:style-name="ce4" office:value-type="string" calcext:value-type="string">
            <text:p>SORIN</text:p>
          </table:table-cell>
          <table:table-cell table:style-name="ce4" office:value-type="string" calcext:value-type="string">
            <text:p>QUENTIN</text:p>
          </table:table-cell>
          <table:table-cell table:style-name="ce4" office:value-type="string" calcext:value-type="string">
            <text:p>JEAN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8" calcext:value-type="float">
            <text:p>18</text:p>
          </table:table-cell>
          <table:table-cell table:style-name="ce8" table:formula="of:=ROUNDUP(((SUM([.E35:.H35])-MIN([.E35:.H35]))/3)/4+[.K35]/4+[.I35]/4+[.J35]/4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51713F</text:p>
          </table:table-cell>
          <table:table-cell table:style-name="ce4" office:value-type="string" calcext:value-type="string">
            <text:p>VILARRASA</text:p>
          </table:table-cell>
          <table:table-cell table:style-name="ce4" office:value-type="string" calcext:value-type="string">
            <text:p>JASON</text:p>
          </table:table-cell>
          <table:table-cell table:style-name="ce4" office:value-type="string" calcext:value-type="string">
            <text:p>MICHAEL FRANCOIS</text:p>
          </table:table-cell>
          <table:table-cell table:number-columns-repeated="3" table:style-name="ce6" office:value-type="float" office:value="16" calcext:value-type="float">
            <text:p>16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7" calcext:value-type="float">
            <text:p>17</text:p>
          </table:table-cell>
          <table:table-cell table:style-name="ce8" table:formula="of:=ROUNDUP(((SUM([.E36:.H36])-MIN([.E36:.H36]))/3)/4+[.K36]/4+[.I36]/4+[.J36]/4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2"/>
        </table:table-row>
        <table:table-row table:style-name="ro1" table:number-rows-repeated="104853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'133'.A2:'133'.L38">
          <table:sort>
            <table:sort-by table:field-number="1" table:data-type="automatic"/>
          </table:sort>
        </table:database-range>
        <table:database-range table:name="__Anonymous_Sheet_DB__1" table:target-range-address="'140'.A3:'140'.L3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loext:fill-character> </loext:fill-character>
      <number:text>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 $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69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69P2" style:volatile="true">
      <loext:fill-character> </loext:fill-character>
      <number:text>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70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70P2" style:volatile="true">
      <loext:fill-character> </loext:fill-character>
      <number:text>-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71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7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72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7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0:47:51.984494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6:08:06.221148289</meta:creation-date>
    <dc:date>2017-01-17T10:50:03.215892497</dc:date>
    <meta:editing-duration>PT6H35M13S</meta:editing-duration>
    <meta:editing-cycles>56</meta:editing-cycles>
    <meta:generator>LibreOffice/4.2.8.2$Linux_X86_64 LibreOffice_project/420m0$Build-2</meta:generator>
    <meta:print-date>2016-11-14T11:20:03.888649787</meta:print-date>
    <meta:document-statistic meta:table-count="2" meta:cell-count="831" meta:object-count="0"/>
  </office:meta>
</office:document-meta>
</file>